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1180000C47A0000055403D96825922F5F78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2mm"/>
    </style:style>
    <style:style style:name="co5" style:family="table-column">
      <style:table-column-properties fo:break-before="auto" style:column-width="62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2">
      <style:table-cell-properties fo:background-color="#00ccff"/>
    </style:style>
    <style:style style:name="ce2" style:family="table-cell" style:parent-style-name="Default" style:data-style-name="N122">
      <style:table-cell-properties fo:background-color="#ccff66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ccff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pxt" table:style-name="ta1">
        <table:shapes>
          <draw:frame draw:z-index="0" draw:style-name="gr1" draw:text-style-name="P1" svg:width="401.66mm" svg:height="142.9mm" svg:x="210.61mm" svg:y="9.08mm">
            <loext:p draw:notify-on-update-of-ranges="tpxt.B1:tpxt.B50 tpxt.C1:tpxt.C50 tpxt.B1:tpxt.B50 tpxt.E1:tpxt.E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m 1" draw:style-name="gr2" draw:text-style-name="P1" svg:width="502.97mm" svg:height="13.63mm" svg:x="18.7mm" svg:y="258.43mm">
            <draw:image xlink:href="Pictures/200001180000C47A0000055403D96825922F5F78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1.674" calcext:value-type="float">
            <text:p>11,674</text:p>
          </table:table-cell>
          <table:table-cell table:formula="of:=[.A1]-[.$A$1]" office:value-type="float" office:value="0" calcext:value-type="float">
            <text:p>0,000</text:p>
          </table:table-cell>
          <table:table-cell office:value-type="float" office:value="100.023" calcext:value-type="float">
            <text:p>100,023</text:p>
          </table:table-cell>
          <table:table-cell/>
          <table:table-cell table:formula="of:=[.$H$45]+[.$H$46]*POWER([.B1];[.$G$46])+[.$H$47]*POWER([.B1];[.$G$47])+[.$H$48]*POWER([.B1];[.$G$48])+[.$H$49]*POWER([.B1];[.$G$49])+[.$H$50]*POWER([.B1];[.$G$50])+[.$H$51]*POWER([.B1];[.$G$51])+[.$H$52]*POWER([.B1];[.$G$52])+[.$H$53]*POWER([.B1];[.$G$53])+[.$H$54]*POWER([.B1];[.$G$54])+[.$H$55]*POWER([.B1];[.$G$55])" office:value-type="float" office:value="99.97734" calcext:value-type="float">
            <text:p>99,97734</text:p>
          </table:table-cell>
          <table:table-cell table:number-columns-repeated="4"/>
        </table:table-row>
        <table:table-row table:style-name="ro1">
          <table:table-cell office:value-type="float" office:value="11.929" calcext:value-type="float">
            <text:p>11,929</text:p>
          </table:table-cell>
          <table:table-cell table:formula="of:=[.A2]-[.$A$1]" office:value-type="float" office:value="0.255000000000001" calcext:value-type="float">
            <text:p>0,255</text:p>
          </table:table-cell>
          <table:table-cell office:value-type="float" office:value="99.813" calcext:value-type="float">
            <text:p>99,813</text:p>
          </table:table-cell>
          <table:table-cell/>
          <table:table-cell table:formula="of:=[.$H$45]+[.$H$46]*POWER([.B2];[.$G$46])+[.$H$47]*POWER([.B2];[.$G$47])+[.$H$48]*POWER([.B2];[.$G$48])+[.$H$49]*POWER([.B2];[.$G$49])+[.$H$50]*POWER([.B2];[.$G$50])+[.$H$51]*POWER([.B2];[.$G$51])+[.$H$52]*POWER([.B2];[.$G$52])+[.$H$53]*POWER([.B2];[.$G$53])+[.$H$54]*POWER([.B2];[.$G$54])+[.$H$55]*POWER([.B2];[.$G$55])" office:value-type="float" office:value="99.8379186127795" calcext:value-type="float">
            <text:p>99,8379186128</text:p>
          </table:table-cell>
          <table:table-cell table:number-columns-repeated="4"/>
        </table:table-row>
        <table:table-row table:style-name="ro1">
          <table:table-cell office:value-type="float" office:value="12.313" calcext:value-type="float">
            <text:p>12,313</text:p>
          </table:table-cell>
          <table:table-cell table:formula="of:=[.A3]-[.$A$1]" office:value-type="float" office:value="0.639000000000001" calcext:value-type="float">
            <text:p>0,639</text:p>
          </table:table-cell>
          <table:table-cell office:value-type="float" office:value="99.615" calcext:value-type="float">
            <text:p>99,615</text:p>
          </table:table-cell>
          <table:table-cell/>
          <table:table-cell table:formula="of:=[.$H$45]+[.$H$46]*POWER([.B3];[.$G$46])+[.$H$47]*POWER([.B3];[.$G$47])+[.$H$48]*POWER([.B3];[.$G$48])+[.$H$49]*POWER([.B3];[.$G$49])+[.$H$50]*POWER([.B3];[.$G$50])+[.$H$51]*POWER([.B3];[.$G$51])+[.$H$52]*POWER([.B3];[.$G$52])+[.$H$53]*POWER([.B3];[.$G$53])+[.$H$54]*POWER([.B3];[.$G$54])+[.$H$55]*POWER([.B3];[.$G$55])" office:value-type="float" office:value="99.642173539388" calcext:value-type="float">
            <text:p>99,6421735394</text:p>
          </table:table-cell>
          <table:table-cell table:number-columns-repeated="4"/>
        </table:table-row>
        <table:table-row table:style-name="ro1">
          <table:table-cell office:value-type="float" office:value="12.828" calcext:value-type="float">
            <text:p>12,828</text:p>
          </table:table-cell>
          <table:table-cell table:formula="of:=[.A4]-[.$A$1]" office:value-type="float" office:value="1.154" calcext:value-type="float">
            <text:p>1,154</text:p>
          </table:table-cell>
          <table:table-cell office:value-type="float" office:value="99.416" calcext:value-type="float">
            <text:p>99,416</text:p>
          </table:table-cell>
          <table:table-cell/>
          <table:table-cell table:formula="of:=[.$H$45]+[.$H$46]*POWER([.B4];[.$G$46])+[.$H$47]*POWER([.B4];[.$G$47])+[.$H$48]*POWER([.B4];[.$G$48])+[.$H$49]*POWER([.B4];[.$G$49])+[.$H$50]*POWER([.B4];[.$G$50])+[.$H$51]*POWER([.B4];[.$G$51])+[.$H$52]*POWER([.B4];[.$G$52])+[.$H$53]*POWER([.B4];[.$G$53])+[.$H$54]*POWER([.B4];[.$G$54])+[.$H$55]*POWER([.B4];[.$G$55])" office:value-type="float" office:value="99.4029354619181" calcext:value-type="float">
            <text:p>99,4029354619</text:p>
          </table:table-cell>
          <table:table-cell table:number-columns-repeated="4"/>
        </table:table-row>
        <table:table-row table:style-name="ro1">
          <table:table-cell office:value-type="float" office:value="13.342" calcext:value-type="float">
            <text:p>13,342</text:p>
          </table:table-cell>
          <table:table-cell table:formula="of:=[.A5]-[.$A$1]" office:value-type="float" office:value="1.668" calcext:value-type="float">
            <text:p>1,668</text:p>
          </table:table-cell>
          <table:table-cell office:value-type="float" office:value="99.206" calcext:value-type="float">
            <text:p>99,206</text:p>
          </table:table-cell>
          <table:table-cell/>
          <table:table-cell table:formula="of:=[.$H$45]+[.$H$46]*POWER([.B5];[.$G$46])+[.$H$47]*POWER([.B5];[.$G$47])+[.$H$48]*POWER([.B5];[.$G$48])+[.$H$49]*POWER([.B5];[.$G$49])+[.$H$50]*POWER([.B5];[.$G$50])+[.$H$51]*POWER([.B5];[.$G$51])+[.$H$52]*POWER([.B5];[.$G$52])+[.$H$53]*POWER([.B5];[.$G$53])+[.$H$54]*POWER([.B5];[.$G$54])+[.$H$55]*POWER([.B5];[.$G$55])" office:value-type="float" office:value="99.1865412954349" calcext:value-type="float">
            <text:p>99,1865412954</text:p>
          </table:table-cell>
          <table:table-cell table:number-columns-repeated="4"/>
        </table:table-row>
        <table:table-row table:style-name="ro1">
          <table:table-cell office:value-type="float" office:value="13.727" calcext:value-type="float">
            <text:p>13,727</text:p>
          </table:table-cell>
          <table:table-cell table:formula="of:=[.A6]-[.$A$1]" office:value-type="float" office:value="2.053" calcext:value-type="float">
            <text:p>2,053</text:p>
          </table:table-cell>
          <table:table-cell office:value-type="float" office:value="99.008" calcext:value-type="float">
            <text:p>99,008</text:p>
          </table:table-cell>
          <table:table-cell/>
          <table:table-cell table:formula="of:=[.$H$45]+[.$H$46]*POWER([.B6];[.$G$46])+[.$H$47]*POWER([.B6];[.$G$47])+[.$H$48]*POWER([.B6];[.$G$48])+[.$H$49]*POWER([.B6];[.$G$49])+[.$H$50]*POWER([.B6];[.$G$50])+[.$H$51]*POWER([.B6];[.$G$51])+[.$H$52]*POWER([.B6];[.$G$52])+[.$H$53]*POWER([.B6];[.$G$53])+[.$H$54]*POWER([.B6];[.$G$54])+[.$H$55]*POWER([.B6];[.$G$55])" office:value-type="float" office:value="99.03678012767" calcext:value-type="float">
            <text:p>99,0367801277</text:p>
          </table:table-cell>
          <table:table-cell table:number-columns-repeated="4"/>
        </table:table-row>
        <table:table-row table:style-name="ro1">
          <table:table-cell office:value-type="float" office:value="14.5" calcext:value-type="float">
            <text:p>14,5</text:p>
          </table:table-cell>
          <table:table-cell table:formula="of:=[.A7]-[.$A$1]" office:value-type="float" office:value="2.826" calcext:value-type="float">
            <text:p>2,826</text:p>
          </table:table-cell>
          <table:table-cell office:value-type="float" office:value="98.763" calcext:value-type="float">
            <text:p>98,763</text:p>
          </table:table-cell>
          <table:table-cell/>
          <table:table-cell table:formula="of:=[.$H$45]+[.$H$46]*POWER([.B7];[.$G$46])+[.$H$47]*POWER([.B7];[.$G$47])+[.$H$48]*POWER([.B7];[.$G$48])+[.$H$49]*POWER([.B7];[.$G$49])+[.$H$50]*POWER([.B7];[.$G$50])+[.$H$51]*POWER([.B7];[.$G$51])+[.$H$52]*POWER([.B7];[.$G$52])+[.$H$53]*POWER([.B7];[.$G$53])+[.$H$54]*POWER([.B7];[.$G$54])+[.$H$55]*POWER([.B7];[.$G$55])" office:value-type="float" office:value="98.7622780919616" calcext:value-type="float">
            <text:p>98,762278092</text:p>
          </table:table-cell>
          <table:table-cell table:number-columns-repeated="4"/>
        </table:table-row>
        <table:table-row table:style-name="ro1">
          <table:table-cell office:value-type="float" office:value="15.144" calcext:value-type="float">
            <text:p>15,144</text:p>
          </table:table-cell>
          <table:table-cell table:formula="of:=[.A8]-[.$A$1]" office:value-type="float" office:value="3.47" calcext:value-type="float">
            <text:p>3,470</text:p>
          </table:table-cell>
          <table:table-cell office:value-type="float" office:value="98.541" calcext:value-type="float">
            <text:p>98,541</text:p>
          </table:table-cell>
          <table:table-cell/>
          <table:table-cell table:formula="of:=[.$H$45]+[.$H$46]*POWER([.B8];[.$G$46])+[.$H$47]*POWER([.B8];[.$G$47])+[.$H$48]*POWER([.B8];[.$G$48])+[.$H$49]*POWER([.B8];[.$G$49])+[.$H$50]*POWER([.B8];[.$G$50])+[.$H$51]*POWER([.B8];[.$G$51])+[.$H$52]*POWER([.B8];[.$G$52])+[.$H$53]*POWER([.B8];[.$G$53])+[.$H$54]*POWER([.B8];[.$G$54])+[.$H$55]*POWER([.B8];[.$G$55])" office:value-type="float" office:value="98.555411332222" calcext:value-type="float">
            <text:p>98,5554113322</text:p>
          </table:table-cell>
          <table:table-cell table:number-columns-repeated="4"/>
        </table:table-row>
        <table:table-row table:style-name="ro1">
          <table:table-cell office:value-type="float" office:value="16.046" calcext:value-type="float">
            <text:p>16,046</text:p>
          </table:table-cell>
          <table:table-cell table:formula="of:=[.A9]-[.$A$1]" office:value-type="float" office:value="4.372" calcext:value-type="float">
            <text:p>4,372</text:p>
          </table:table-cell>
          <table:table-cell office:value-type="float" office:value="98.296" calcext:value-type="float">
            <text:p>98,296</text:p>
          </table:table-cell>
          <table:table-cell/>
          <table:table-cell table:formula="of:=[.$H$45]+[.$H$46]*POWER([.B9];[.$G$46])+[.$H$47]*POWER([.B9];[.$G$47])+[.$H$48]*POWER([.B9];[.$G$48])+[.$H$49]*POWER([.B9];[.$G$49])+[.$H$50]*POWER([.B9];[.$G$50])+[.$H$51]*POWER([.B9];[.$G$51])+[.$H$52]*POWER([.B9];[.$G$52])+[.$H$53]*POWER([.B9];[.$G$53])+[.$H$54]*POWER([.B9];[.$G$54])+[.$H$55]*POWER([.B9];[.$G$55])" office:value-type="float" office:value="98.2919914944251" calcext:value-type="float">
            <text:p>98,2919914944</text:p>
          </table:table-cell>
          <table:table-cell table:number-columns-repeated="4"/>
        </table:table-row>
        <table:table-row table:style-name="ro1">
          <table:table-cell office:value-type="float" office:value="16.82" calcext:value-type="float">
            <text:p>16,82</text:p>
          </table:table-cell>
          <table:table-cell table:formula="of:=[.A10]-[.$A$1]" office:value-type="float" office:value="5.146" calcext:value-type="float">
            <text:p>5,146</text:p>
          </table:table-cell>
          <table:table-cell office:value-type="float" office:value="98.074" calcext:value-type="float">
            <text:p>98,074</text:p>
          </table:table-cell>
          <table:table-cell/>
          <table:table-cell table:formula="of:=[.$H$45]+[.$H$46]*POWER([.B10];[.$G$46])+[.$H$47]*POWER([.B10];[.$G$47])+[.$H$48]*POWER([.B10];[.$G$48])+[.$H$49]*POWER([.B10];[.$G$49])+[.$H$50]*POWER([.B10];[.$G$50])+[.$H$51]*POWER([.B10];[.$G$51])+[.$H$52]*POWER([.B10];[.$G$52])+[.$H$53]*POWER([.B10];[.$G$53])+[.$H$54]*POWER([.B10];[.$G$54])+[.$H$55]*POWER([.B10];[.$G$55])" office:value-type="float" office:value="98.086007458289" calcext:value-type="float">
            <text:p>98,0860074583</text:p>
          </table:table-cell>
          <table:table-cell table:number-columns-repeated="4"/>
        </table:table-row>
        <table:table-row table:style-name="ro1">
          <table:table-cell office:value-type="float" office:value="17.852" calcext:value-type="float">
            <text:p>17,852</text:p>
          </table:table-cell>
          <table:table-cell table:formula="of:=[.A11]-[.$A$1]" office:value-type="float" office:value="6.178" calcext:value-type="float">
            <text:p>6,178</text:p>
          </table:table-cell>
          <table:table-cell office:value-type="float" office:value="97.84" calcext:value-type="float">
            <text:p>97,84</text:p>
          </table:table-cell>
          <table:table-cell/>
          <table:table-cell table:formula="of:=[.$H$45]+[.$H$46]*POWER([.B11];[.$G$46])+[.$H$47]*POWER([.B11];[.$G$47])+[.$H$48]*POWER([.B11];[.$G$48])+[.$H$49]*POWER([.B11];[.$G$49])+[.$H$50]*POWER([.B11];[.$G$50])+[.$H$51]*POWER([.B11];[.$G$51])+[.$H$52]*POWER([.B11];[.$G$52])+[.$H$53]*POWER([.B11];[.$G$53])+[.$H$54]*POWER([.B11];[.$G$54])+[.$H$55]*POWER([.B11];[.$G$55])" office:value-type="float" office:value="97.8355031922066" calcext:value-type="float">
            <text:p>97,8355031922</text:p>
          </table:table-cell>
          <table:table-cell table:number-columns-repeated="4"/>
        </table:table-row>
        <table:table-row table:style-name="ro1">
          <table:table-cell office:value-type="float" office:value="18.756" calcext:value-type="float">
            <text:p>18,756</text:p>
          </table:table-cell>
          <table:table-cell table:formula="of:=[.A12]-[.$A$1]" office:value-type="float" office:value="7.082" calcext:value-type="float">
            <text:p>7,082</text:p>
          </table:table-cell>
          <table:table-cell office:value-type="float" office:value="97.63" calcext:value-type="float">
            <text:p>97,63</text:p>
          </table:table-cell>
          <table:table-cell/>
          <table:table-cell table:formula="of:=[.$H$45]+[.$H$46]*POWER([.B12];[.$G$46])+[.$H$47]*POWER([.B12];[.$G$47])+[.$H$48]*POWER([.B12];[.$G$48])+[.$H$49]*POWER([.B12];[.$G$49])+[.$H$50]*POWER([.B12];[.$G$50])+[.$H$51]*POWER([.B12];[.$G$51])+[.$H$52]*POWER([.B12];[.$G$52])+[.$H$53]*POWER([.B12];[.$G$53])+[.$H$54]*POWER([.B12];[.$G$54])+[.$H$55]*POWER([.B12];[.$G$55])" office:value-type="float" office:value="97.6362380453269" calcext:value-type="float">
            <text:p>97,6362380453</text:p>
          </table:table-cell>
          <table:table-cell table:number-columns-repeated="4"/>
        </table:table-row>
        <table:table-row table:style-name="ro1">
          <table:table-cell office:value-type="float" office:value="19.53" calcext:value-type="float">
            <text:p>19,53</text:p>
          </table:table-cell>
          <table:table-cell table:formula="of:=[.A13]-[.$A$1]" office:value-type="float" office:value="7.856" calcext:value-type="float">
            <text:p>7,856</text:p>
          </table:table-cell>
          <table:table-cell office:value-type="float" office:value="97.455" calcext:value-type="float">
            <text:p>97,455</text:p>
          </table:table-cell>
          <table:table-cell/>
          <table:table-cell table:formula="of:=[.$H$45]+[.$H$46]*POWER([.B13];[.$G$46])+[.$H$47]*POWER([.B13];[.$G$47])+[.$H$48]*POWER([.B13];[.$G$48])+[.$H$49]*POWER([.B13];[.$G$49])+[.$H$50]*POWER([.B13];[.$G$50])+[.$H$51]*POWER([.B13];[.$G$51])+[.$H$52]*POWER([.B13];[.$G$52])+[.$H$53]*POWER([.B13];[.$G$53])+[.$H$54]*POWER([.B13];[.$G$54])+[.$H$55]*POWER([.B13];[.$G$55])" office:value-type="float" office:value="97.4795701578806" calcext:value-type="float">
            <text:p>97,4795701579</text:p>
          </table:table-cell>
          <table:table-cell table:number-columns-repeated="4"/>
        </table:table-row>
        <table:table-row table:style-name="ro1">
          <table:table-cell office:value-type="float" office:value="20.953" calcext:value-type="float">
            <text:p>20,953</text:p>
          </table:table-cell>
          <table:table-cell table:formula="of:=[.A14]-[.$A$1]" office:value-type="float" office:value="9.279" calcext:value-type="float">
            <text:p>9,279</text:p>
          </table:table-cell>
          <table:table-cell office:value-type="float" office:value="97.28" calcext:value-type="float">
            <text:p>97,28</text:p>
          </table:table-cell>
          <table:table-cell/>
          <table:table-cell table:formula="of:=[.$H$45]+[.$H$46]*POWER([.B14];[.$G$46])+[.$H$47]*POWER([.B14];[.$G$47])+[.$H$48]*POWER([.B14];[.$G$48])+[.$H$49]*POWER([.B14];[.$G$49])+[.$H$50]*POWER([.B14];[.$G$50])+[.$H$51]*POWER([.B14];[.$G$51])+[.$H$52]*POWER([.B14];[.$G$52])+[.$H$53]*POWER([.B14];[.$G$53])+[.$H$54]*POWER([.B14];[.$G$54])+[.$H$55]*POWER([.B14];[.$G$55])" office:value-type="float" office:value="97.2235820370094" calcext:value-type="float">
            <text:p>97,223582037</text:p>
          </table:table-cell>
          <table:table-cell table:number-columns-repeated="4"/>
        </table:table-row>
        <table:table-row table:style-name="ro1">
          <table:table-cell office:value-type="float" office:value="21.857" calcext:value-type="float">
            <text:p>21,857</text:p>
          </table:table-cell>
          <table:table-cell table:formula="of:=[.A15]-[.$A$1]" office:value-type="float" office:value="10.183" calcext:value-type="float">
            <text:p>10,183</text:p>
          </table:table-cell>
          <table:table-cell office:value-type="float" office:value="97.093" calcext:value-type="float">
            <text:p>97,093</text:p>
          </table:table-cell>
          <table:table-cell/>
          <table:table-cell table:formula="of:=[.$H$45]+[.$H$46]*POWER([.B15];[.$G$46])+[.$H$47]*POWER([.B15];[.$G$47])+[.$H$48]*POWER([.B15];[.$G$48])+[.$H$49]*POWER([.B15];[.$G$49])+[.$H$50]*POWER([.B15];[.$G$50])+[.$H$51]*POWER([.B15];[.$G$51])+[.$H$52]*POWER([.B15];[.$G$52])+[.$H$53]*POWER([.B15];[.$G$53])+[.$H$54]*POWER([.B15];[.$G$54])+[.$H$55]*POWER([.B15];[.$G$55])" office:value-type="float" office:value="97.0817010205608" calcext:value-type="float">
            <text:p>97,0817010206</text:p>
          </table:table-cell>
          <table:table-cell table:number-columns-repeated="4"/>
        </table:table-row>
        <table:table-row table:style-name="ro1">
          <table:table-cell office:value-type="float" office:value="23.668" calcext:value-type="float">
            <text:p>23,668</text:p>
          </table:table-cell>
          <table:table-cell table:formula="of:=[.A16]-[.$A$1]" office:value-type="float" office:value="11.994" calcext:value-type="float">
            <text:p>11,994</text:p>
          </table:table-cell>
          <table:table-cell office:value-type="float" office:value="96.895" calcext:value-type="float">
            <text:p>96,895</text:p>
          </table:table-cell>
          <table:table-cell/>
          <table:table-cell table:formula="of:=[.$H$45]+[.$H$46]*POWER([.B16];[.$G$46])+[.$H$47]*POWER([.B16];[.$G$47])+[.$H$48]*POWER([.B16];[.$G$48])+[.$H$49]*POWER([.B16];[.$G$49])+[.$H$50]*POWER([.B16];[.$G$50])+[.$H$51]*POWER([.B16];[.$G$51])+[.$H$52]*POWER([.B16];[.$G$52])+[.$H$53]*POWER([.B16];[.$G$53])+[.$H$54]*POWER([.B16];[.$G$54])+[.$H$55]*POWER([.B16];[.$G$55])" office:value-type="float" office:value="96.8424254927859" calcext:value-type="float">
            <text:p>96,8424254928</text:p>
          </table:table-cell>
          <table:table-cell table:number-columns-repeated="4"/>
        </table:table-row>
        <table:table-row table:style-name="ro1">
          <table:table-cell office:value-type="float" office:value="24.962" calcext:value-type="float">
            <text:p>24,962</text:p>
          </table:table-cell>
          <table:table-cell table:formula="of:=[.A17]-[.$A$1]" office:value-type="float" office:value="13.288" calcext:value-type="float">
            <text:p>13,288</text:p>
          </table:table-cell>
          <table:table-cell office:value-type="float" office:value="96.72" calcext:value-type="float">
            <text:p>96,72</text:p>
          </table:table-cell>
          <table:table-cell/>
          <table:table-cell table:formula="of:=[.$H$45]+[.$H$46]*POWER([.B17];[.$G$46])+[.$H$47]*POWER([.B17];[.$G$47])+[.$H$48]*POWER([.B17];[.$G$48])+[.$H$49]*POWER([.B17];[.$G$49])+[.$H$50]*POWER([.B17];[.$G$50])+[.$H$51]*POWER([.B17];[.$G$51])+[.$H$52]*POWER([.B17];[.$G$52])+[.$H$53]*POWER([.B17];[.$G$53])+[.$H$54]*POWER([.B17];[.$G$54])+[.$H$55]*POWER([.B17];[.$G$55])" office:value-type="float" office:value="96.7038066450004" calcext:value-type="float">
            <text:p>96,703806645</text:p>
          </table:table-cell>
          <table:table-cell table:number-columns-repeated="4"/>
        </table:table-row>
        <table:table-row table:style-name="ro1">
          <table:table-cell office:value-type="float" office:value="26.384" calcext:value-type="float">
            <text:p>26,384</text:p>
          </table:table-cell>
          <table:table-cell table:formula="of:=[.A18]-[.$A$1]" office:value-type="float" office:value="14.71" calcext:value-type="float">
            <text:p>14,710</text:p>
          </table:table-cell>
          <table:table-cell office:value-type="float" office:value="96.545" calcext:value-type="float">
            <text:p>96,545</text:p>
          </table:table-cell>
          <table:table-cell/>
          <table:table-cell table:formula="of:=[.$H$45]+[.$H$46]*POWER([.B18];[.$G$46])+[.$H$47]*POWER([.B18];[.$G$47])+[.$H$48]*POWER([.B18];[.$G$48])+[.$H$49]*POWER([.B18];[.$G$49])+[.$H$50]*POWER([.B18];[.$G$50])+[.$H$51]*POWER([.B18];[.$G$51])+[.$H$52]*POWER([.B18];[.$G$52])+[.$H$53]*POWER([.B18];[.$G$53])+[.$H$54]*POWER([.B18];[.$G$54])+[.$H$55]*POWER([.B18];[.$G$55])" office:value-type="float" office:value="96.5759696296925" calcext:value-type="float">
            <text:p>96,5759696297</text:p>
          </table:table-cell>
          <table:table-cell table:number-columns-repeated="4"/>
        </table:table-row>
        <table:table-row table:style-name="ro1">
          <table:table-cell office:value-type="float" office:value="28.845" calcext:value-type="float">
            <text:p>28,845</text:p>
          </table:table-cell>
          <table:table-cell table:formula="of:=[.A19]-[.$A$1]" office:value-type="float" office:value="17.171" calcext:value-type="float">
            <text:p>17,171</text:p>
          </table:table-cell>
          <table:table-cell office:value-type="float" office:value="96.358" calcext:value-type="float">
            <text:p>96,358</text:p>
          </table:table-cell>
          <table:table-cell/>
          <table:table-cell table:formula="of:=[.$H$45]+[.$H$46]*POWER([.B19];[.$G$46])+[.$H$47]*POWER([.B19];[.$G$47])+[.$H$48]*POWER([.B19];[.$G$48])+[.$H$49]*POWER([.B19];[.$G$49])+[.$H$50]*POWER([.B19];[.$G$50])+[.$H$51]*POWER([.B19];[.$G$51])+[.$H$52]*POWER([.B19];[.$G$52])+[.$H$53]*POWER([.B19];[.$G$53])+[.$H$54]*POWER([.B19];[.$G$54])+[.$H$55]*POWER([.B19];[.$G$55])" office:value-type="float" office:value="96.3920696641706" calcext:value-type="float">
            <text:p>96,3920696642</text:p>
          </table:table-cell>
          <table:table-cell table:number-columns-repeated="4"/>
        </table:table-row>
        <table:table-row table:style-name="ro1">
          <table:table-cell office:value-type="float" office:value="31.175" calcext:value-type="float">
            <text:p>31,175</text:p>
          </table:table-cell>
          <table:table-cell table:formula="of:=[.A20]-[.$A$1]" office:value-type="float" office:value="19.501" calcext:value-type="float">
            <text:p>19,501</text:p>
          </table:table-cell>
          <table:table-cell office:value-type="float" office:value="96.16" calcext:value-type="float">
            <text:p>96,16</text:p>
          </table:table-cell>
          <table:table-cell/>
          <table:table-cell table:formula="of:=[.$H$45]+[.$H$46]*POWER([.B20];[.$G$46])+[.$H$47]*POWER([.B20];[.$G$47])+[.$H$48]*POWER([.B20];[.$G$48])+[.$H$49]*POWER([.B20];[.$G$49])+[.$H$50]*POWER([.B20];[.$G$50])+[.$H$51]*POWER([.B20];[.$G$51])+[.$H$52]*POWER([.B20];[.$G$52])+[.$H$53]*POWER([.B20];[.$G$53])+[.$H$54]*POWER([.B20];[.$G$54])+[.$H$55]*POWER([.B20];[.$G$55])" office:value-type="float" office:value="96.2281166190075" calcext:value-type="float">
            <text:p>96,228116619</text:p>
          </table:table-cell>
          <table:table-cell table:number-columns-repeated="4"/>
        </table:table-row>
        <table:table-row table:style-name="ro1">
          <table:table-cell office:value-type="float" office:value="33.505" calcext:value-type="float">
            <text:p>33,505</text:p>
          </table:table-cell>
          <table:table-cell table:formula="of:=[.A21]-[.$A$1]" office:value-type="float" office:value="21.831" calcext:value-type="float">
            <text:p>21,831</text:p>
          </table:table-cell>
          <table:table-cell office:value-type="float" office:value="95.961" calcext:value-type="float">
            <text:p>95,961</text:p>
          </table:table-cell>
          <table:table-cell/>
          <table:table-cell table:formula="of:=[.$H$45]+[.$H$46]*POWER([.B21];[.$G$46])+[.$H$47]*POWER([.B21];[.$G$47])+[.$H$48]*POWER([.B21];[.$G$48])+[.$H$49]*POWER([.B21];[.$G$49])+[.$H$50]*POWER([.B21];[.$G$50])+[.$H$51]*POWER([.B21];[.$G$51])+[.$H$52]*POWER([.B21];[.$G$52])+[.$H$53]*POWER([.B21];[.$G$53])+[.$H$54]*POWER([.B21];[.$G$54])+[.$H$55]*POWER([.B21];[.$G$55])" office:value-type="float" office:value="96.0441446668442" calcext:value-type="float">
            <text:p>96,0441446668</text:p>
          </table:table-cell>
          <table:table-cell table:number-columns-repeated="4"/>
        </table:table-row>
        <table:table-row table:style-name="ro1">
          <table:table-cell office:value-type="float" office:value="36.096" calcext:value-type="float">
            <text:p>36,096</text:p>
          </table:table-cell>
          <table:table-cell table:formula="of:=[.A22]-[.$A$1]" office:value-type="float" office:value="24.422" calcext:value-type="float">
            <text:p>24,422</text:p>
          </table:table-cell>
          <table:table-cell office:value-type="float" office:value="95.786" calcext:value-type="float">
            <text:p>95,786</text:p>
          </table:table-cell>
          <table:table-cell/>
          <table:table-cell table:formula="of:=[.$H$45]+[.$H$46]*POWER([.B22];[.$G$46])+[.$H$47]*POWER([.B22];[.$G$47])+[.$H$48]*POWER([.B22];[.$G$48])+[.$H$49]*POWER([.B22];[.$G$49])+[.$H$50]*POWER([.B22];[.$G$50])+[.$H$51]*POWER([.B22];[.$G$51])+[.$H$52]*POWER([.B22];[.$G$52])+[.$H$53]*POWER([.B22];[.$G$53])+[.$H$54]*POWER([.B22];[.$G$54])+[.$H$55]*POWER([.B22];[.$G$55])" office:value-type="float" office:value="95.8003684183735" calcext:value-type="float">
            <text:p>95,8003684184</text:p>
          </table:table-cell>
          <table:table-cell table:number-columns-repeated="4"/>
        </table:table-row>
        <table:table-row table:style-name="ro1">
          <table:table-cell office:value-type="float" office:value="38.686" calcext:value-type="float">
            <text:p>38,686</text:p>
          </table:table-cell>
          <table:table-cell table:formula="of:=[.A23]-[.$A$1]" office:value-type="float" office:value="27.012" calcext:value-type="float">
            <text:p>27,012</text:p>
          </table:table-cell>
          <table:table-cell office:value-type="float" office:value="95.611" calcext:value-type="float">
            <text:p>95,611</text:p>
          </table:table-cell>
          <table:table-cell/>
          <table:table-cell table:formula="of:=[.$H$45]+[.$H$46]*POWER([.B23];[.$G$46])+[.$H$47]*POWER([.B23];[.$G$47])+[.$H$48]*POWER([.B23];[.$G$48])+[.$H$49]*POWER([.B23];[.$G$49])+[.$H$50]*POWER([.B23];[.$G$50])+[.$H$51]*POWER([.B23];[.$G$51])+[.$H$52]*POWER([.B23];[.$G$52])+[.$H$53]*POWER([.B23];[.$G$53])+[.$H$54]*POWER([.B23];[.$G$54])+[.$H$55]*POWER([.B23];[.$G$55])" office:value-type="float" office:value="95.5259719120268" calcext:value-type="float">
            <text:p>95,525971912</text:p>
          </table:table-cell>
          <table:table-cell table:number-columns-repeated="4"/>
        </table:table-row>
        <table:table-row table:style-name="ro1">
          <table:table-cell office:value-type="float" office:value="41.276" calcext:value-type="float">
            <text:p>41,276</text:p>
          </table:table-cell>
          <table:table-cell table:formula="of:=[.A24]-[.$A$1]" office:value-type="float" office:value="29.602" calcext:value-type="float">
            <text:p>29,602</text:p>
          </table:table-cell>
          <table:table-cell office:value-type="float" office:value="95.412" calcext:value-type="float">
            <text:p>95,412</text:p>
          </table:table-cell>
          <table:table-cell/>
          <table:table-cell table:formula="of:=[.$H$45]+[.$H$46]*POWER([.B24];[.$G$46])+[.$H$47]*POWER([.B24];[.$G$47])+[.$H$48]*POWER([.B24];[.$G$48])+[.$H$49]*POWER([.B24];[.$G$49])+[.$H$50]*POWER([.B24];[.$G$50])+[.$H$51]*POWER([.B24];[.$G$51])+[.$H$52]*POWER([.B24];[.$G$52])+[.$H$53]*POWER([.B24];[.$G$53])+[.$H$54]*POWER([.B24];[.$G$54])+[.$H$55]*POWER([.B24];[.$G$55])" office:value-type="float" office:value="95.2585552128392" calcext:value-type="float">
            <text:p>95,2585552128</text:p>
          </table:table-cell>
          <table:table-cell table:number-columns-repeated="4"/>
        </table:table-row>
        <table:table-row table:style-name="ro1">
          <table:table-cell office:value-type="float" office:value="43.218" calcext:value-type="float">
            <text:p>43,218</text:p>
          </table:table-cell>
          <table:table-cell table:formula="of:=[.A25]-[.$A$1]" office:value-type="float" office:value="31.544" calcext:value-type="float">
            <text:p>31,544</text:p>
          </table:table-cell>
          <table:table-cell office:value-type="float" office:value="95.249" calcext:value-type="float">
            <text:p>95,249</text:p>
          </table:table-cell>
          <table:table-cell/>
          <table:table-cell table:formula="of:=[.$H$45]+[.$H$46]*POWER([.B25];[.$G$46])+[.$H$47]*POWER([.B25];[.$G$47])+[.$H$48]*POWER([.B25];[.$G$48])+[.$H$49]*POWER([.B25];[.$G$49])+[.$H$50]*POWER([.B25];[.$G$50])+[.$H$51]*POWER([.B25];[.$G$51])+[.$H$52]*POWER([.B25];[.$G$52])+[.$H$53]*POWER([.B25];[.$G$53])+[.$H$54]*POWER([.B25];[.$G$54])+[.$H$55]*POWER([.B25];[.$G$55])" office:value-type="float" office:value="95.0955235684081" calcext:value-type="float">
            <text:p>95,0955235684</text:p>
          </table:table-cell>
          <table:table-cell table:number-columns-repeated="4"/>
        </table:table-row>
        <table:table-row table:style-name="ro1">
          <table:table-cell office:value-type="float" office:value="45.289" calcext:value-type="float">
            <text:p>45,289</text:p>
          </table:table-cell>
          <table:table-cell table:formula="of:=[.A26]-[.$A$1]" office:value-type="float" office:value="33.615" calcext:value-type="float">
            <text:p>33,615</text:p>
          </table:table-cell>
          <table:table-cell office:value-type="float" office:value="95.086" calcext:value-type="float">
            <text:p>95,086</text:p>
          </table:table-cell>
          <table:table-cell/>
          <table:table-cell table:formula="of:=[.$H$45]+[.$H$46]*POWER([.B26];[.$G$46])+[.$H$47]*POWER([.B26];[.$G$47])+[.$H$48]*POWER([.B26];[.$G$48])+[.$H$49]*POWER([.B26];[.$G$49])+[.$H$50]*POWER([.B26];[.$G$50])+[.$H$51]*POWER([.B26];[.$G$51])+[.$H$52]*POWER([.B26];[.$G$52])+[.$H$53]*POWER([.B26];[.$G$53])+[.$H$54]*POWER([.B26];[.$G$54])+[.$H$55]*POWER([.B26];[.$G$55])" office:value-type="float" office:value="94.9881715554924" calcext:value-type="float">
            <text:p>94,9881715555</text:p>
          </table:table-cell>
          <table:table-cell table:number-columns-repeated="4"/>
        </table:table-row>
        <table:table-row table:style-name="ro1">
          <table:table-cell office:value-type="float" office:value="48.008" calcext:value-type="float">
            <text:p>48,008</text:p>
          </table:table-cell>
          <table:table-cell table:formula="of:=[.A27]-[.$A$1]" office:value-type="float" office:value="36.334" calcext:value-type="float">
            <text:p>36,334</text:p>
          </table:table-cell>
          <table:table-cell office:value-type="float" office:value="94.84" calcext:value-type="float">
            <text:p>94,84</text:p>
          </table:table-cell>
          <table:table-cell/>
          <table:table-cell table:formula="of:=[.$H$45]+[.$H$46]*POWER([.B27];[.$G$46])+[.$H$47]*POWER([.B27];[.$G$47])+[.$H$48]*POWER([.B27];[.$G$48])+[.$H$49]*POWER([.B27];[.$G$49])+[.$H$50]*POWER([.B27];[.$G$50])+[.$H$51]*POWER([.B27];[.$G$51])+[.$H$52]*POWER([.B27];[.$G$52])+[.$H$53]*POWER([.B27];[.$G$53])+[.$H$54]*POWER([.B27];[.$G$54])+[.$H$55]*POWER([.B27];[.$G$55])" office:value-type="float" office:value="94.9939094411535" calcext:value-type="float">
            <text:p>94,9939094412</text:p>
          </table:table-cell>
          <table:table-cell table:number-columns-repeated="4"/>
        </table:table-row>
        <table:table-row table:style-name="ro1">
          <table:table-cell office:value-type="float" office:value="49.693" calcext:value-type="float">
            <text:p>49,693</text:p>
          </table:table-cell>
          <table:table-cell table:formula="of:=[.A28]-[.$A$1]" office:value-type="float" office:value="38.019" calcext:value-type="float">
            <text:p>38,019</text:p>
          </table:table-cell>
          <table:table-cell office:value-type="float" office:value="94.805" calcext:value-type="float">
            <text:p>94,805</text:p>
          </table:table-cell>
          <table:table-cell/>
          <table:table-cell table:formula="of:=[.$H$45]+[.$H$46]*POWER([.B28];[.$G$46])+[.$H$47]*POWER([.B28];[.$G$47])+[.$H$48]*POWER([.B28];[.$G$48])+[.$H$49]*POWER([.B28];[.$G$49])+[.$H$50]*POWER([.B28];[.$G$50])+[.$H$51]*POWER([.B28];[.$G$51])+[.$H$52]*POWER([.B28];[.$G$52])+[.$H$53]*POWER([.B28];[.$G$53])+[.$H$54]*POWER([.B28];[.$G$54])+[.$H$55]*POWER([.B28];[.$G$55])" office:value-type="float" office:value="95.0962375843991" calcext:value-type="float">
            <text:p>95,0962375844</text:p>
          </table:table-cell>
          <table:table-cell table:number-columns-repeated="4"/>
        </table:table-row>
        <table:table-row table:style-name="ro1">
          <table:table-cell office:value-type="float" office:value="51.644" calcext:value-type="float">
            <text:p>51,644</text:p>
          </table:table-cell>
          <table:table-cell table:style-name="ce2" table:formula="of:=[.A29]-[.$A$1]" office:value-type="float" office:value="39.97" calcext:value-type="float">
            <text:p>39,970</text:p>
          </table:table-cell>
          <table:table-cell table:style-name="ce4" office:value-type="float" office:value="95.074" calcext:value-type="float">
            <text:p>95,074</text:p>
          </table:table-cell>
          <table:table-cell/>
          <table:table-cell table:formula="of:=[.$H$45]+[.$H$46]*POWER([.B29];[.$G$46])+[.$H$47]*POWER([.B29];[.$G$47])+[.$H$48]*POWER([.B29];[.$G$48])+[.$H$49]*POWER([.B29];[.$G$49])+[.$H$50]*POWER([.B29];[.$G$50])+[.$H$51]*POWER([.B29];[.$G$51])+[.$H$52]*POWER([.B29];[.$G$52])+[.$H$53]*POWER([.B29];[.$G$53])+[.$H$54]*POWER([.B29];[.$G$54])+[.$H$55]*POWER([.B29];[.$G$55])" office:value-type="float" office:value="95.3129943848612" calcext:value-type="float">
            <text:p>95,3129943849</text:p>
          </table:table-cell>
          <table:table-cell table:number-columns-repeated="4"/>
        </table:table-row>
        <table:table-row table:style-name="ro1">
          <table:table-cell office:value-type="float" office:value="52.168" calcext:value-type="float">
            <text:p>52,168</text:p>
          </table:table-cell>
          <table:table-cell table:style-name="ce2" table:formula="of:=[.A30]-[.$A$1]" office:value-type="float" office:value="40.494" calcext:value-type="float">
            <text:p>40,494</text:p>
          </table:table-cell>
          <table:table-cell table:style-name="ce4" office:value-type="float" office:value="95.272" calcext:value-type="float">
            <text:p>95,272</text:p>
          </table:table-cell>
          <table:table-cell/>
          <table:table-cell table:formula="of:=[.$H$45]+[.$H$46]*POWER([.B30];[.$G$46])+[.$H$47]*POWER([.B30];[.$G$47])+[.$H$48]*POWER([.B30];[.$G$48])+[.$H$49]*POWER([.B30];[.$G$49])+[.$H$50]*POWER([.B30];[.$G$50])+[.$H$51]*POWER([.B30];[.$G$51])+[.$H$52]*POWER([.B30];[.$G$52])+[.$H$53]*POWER([.B30];[.$G$53])+[.$H$54]*POWER([.B30];[.$G$54])+[.$H$55]*POWER([.B30];[.$G$55])" office:value-type="float" office:value="95.3884935547281" calcext:value-type="float">
            <text:p>95,3884935547</text:p>
          </table:table-cell>
          <table:table-cell table:number-columns-repeated="4"/>
        </table:table-row>
        <table:table-row table:style-name="ro1">
          <table:table-cell office:value-type="float" office:value="53.081" calcext:value-type="float">
            <text:p>53,081</text:p>
          </table:table-cell>
          <table:table-cell table:style-name="ce2" table:formula="of:=[.A31]-[.$A$1]" office:value-type="float" office:value="41.407" calcext:value-type="float">
            <text:p>41,407</text:p>
          </table:table-cell>
          <table:table-cell table:style-name="ce4" office:value-type="float" office:value="95.506" calcext:value-type="float">
            <text:p>95,506</text:p>
          </table:table-cell>
          <table:table-cell/>
          <table:table-cell table:formula="of:=[.$H$45]+[.$H$46]*POWER([.B31];[.$G$46])+[.$H$47]*POWER([.B31];[.$G$47])+[.$H$48]*POWER([.B31];[.$G$48])+[.$H$49]*POWER([.B31];[.$G$49])+[.$H$50]*POWER([.B31];[.$G$50])+[.$H$51]*POWER([.B31];[.$G$51])+[.$H$52]*POWER([.B31];[.$G$52])+[.$H$53]*POWER([.B31];[.$G$53])+[.$H$54]*POWER([.B31];[.$G$54])+[.$H$55]*POWER([.B31];[.$G$55])" office:value-type="float" office:value="95.5362572303426" calcext:value-type="float">
            <text:p>95,5362572303</text:p>
          </table:table-cell>
          <table:table-cell table:number-columns-repeated="4"/>
        </table:table-row>
        <table:table-row table:style-name="ro1">
          <table:table-cell office:value-type="float" office:value="53.734" calcext:value-type="float">
            <text:p>53,734</text:p>
          </table:table-cell>
          <table:table-cell table:style-name="ce2" table:formula="of:=[.A32]-[.$A$1]" office:value-type="float" office:value="42.06" calcext:value-type="float">
            <text:p>42,060</text:p>
          </table:table-cell>
          <table:table-cell table:style-name="ce4" office:value-type="float" office:value="95.716" calcext:value-type="float">
            <text:p>95,716</text:p>
          </table:table-cell>
          <table:table-cell/>
          <table:table-cell table:formula="of:=[.$H$45]+[.$H$46]*POWER([.B32];[.$G$46])+[.$H$47]*POWER([.B32];[.$G$47])+[.$H$48]*POWER([.B32];[.$G$48])+[.$H$49]*POWER([.B32];[.$G$49])+[.$H$50]*POWER([.B32];[.$G$50])+[.$H$51]*POWER([.B32];[.$G$51])+[.$H$52]*POWER([.B32];[.$G$52])+[.$H$53]*POWER([.B32];[.$G$53])+[.$H$54]*POWER([.B32];[.$G$54])+[.$H$55]*POWER([.B32];[.$G$55])" office:value-type="float" office:value="95.6537154155413" calcext:value-type="float">
            <text:p>95,6537154155</text:p>
          </table:table-cell>
          <table:table-cell table:number-columns-repeated="4"/>
        </table:table-row>
        <table:table-row table:style-name="ro1">
          <table:table-cell office:value-type="float" office:value="54.906" calcext:value-type="float">
            <text:p>54,906</text:p>
          </table:table-cell>
          <table:table-cell table:style-name="ce2" table:formula="of:=[.A33]-[.$A$1]" office:value-type="float" office:value="43.232" calcext:value-type="float">
            <text:p>43,232</text:p>
          </table:table-cell>
          <table:table-cell table:style-name="ce4" office:value-type="float" office:value="95.949" calcext:value-type="float">
            <text:p>95,949</text:p>
          </table:table-cell>
          <table:table-cell/>
          <table:table-cell table:formula="of:=[.$H$45]+[.$H$46]*POWER([.B33];[.$G$46])+[.$H$47]*POWER([.B33];[.$G$47])+[.$H$48]*POWER([.B33];[.$G$48])+[.$H$49]*POWER([.B33];[.$G$49])+[.$H$50]*POWER([.B33];[.$G$50])+[.$H$51]*POWER([.B33];[.$G$51])+[.$H$52]*POWER([.B33];[.$G$52])+[.$H$53]*POWER([.B33];[.$G$53])+[.$H$54]*POWER([.B33];[.$G$54])+[.$H$55]*POWER([.B33];[.$G$55])" office:value-type="float" office:value="95.8862671859412" calcext:value-type="float">
            <text:p>95,8862671859</text:p>
          </table:table-cell>
          <table:table-cell table:number-columns-repeated="4"/>
        </table:table-row>
        <table:table-row table:style-name="ro1">
          <table:table-cell office:value-type="float" office:value="55.949" calcext:value-type="float">
            <text:p>55,949</text:p>
          </table:table-cell>
          <table:table-cell table:style-name="ce2" table:formula="of:=[.A34]-[.$A$1]" office:value-type="float" office:value="44.275" calcext:value-type="float">
            <text:p>44,275</text:p>
          </table:table-cell>
          <table:table-cell table:style-name="ce4" office:value-type="float" office:value="96.206" calcext:value-type="float">
            <text:p>96,206</text:p>
          </table:table-cell>
          <table:table-cell/>
          <table:table-cell table:formula="of:=[.$H$45]+[.$H$46]*POWER([.B34];[.$G$46])+[.$H$47]*POWER([.B34];[.$G$47])+[.$H$48]*POWER([.B34];[.$G$48])+[.$H$49]*POWER([.B34];[.$G$49])+[.$H$50]*POWER([.B34];[.$G$50])+[.$H$51]*POWER([.B34];[.$G$51])+[.$H$52]*POWER([.B34];[.$G$52])+[.$H$53]*POWER([.B34];[.$G$53])+[.$H$54]*POWER([.B34];[.$G$54])+[.$H$55]*POWER([.B34];[.$G$55])" office:value-type="float" office:value="96.1128351709224" calcext:value-type="float">
            <text:p>96,1128351709</text:p>
          </table:table-cell>
          <table:table-cell table:number-columns-repeated="4"/>
        </table:table-row>
        <table:table-row table:style-name="ro1">
          <table:table-cell office:value-type="float" office:value="56.863" calcext:value-type="float">
            <text:p>56,863</text:p>
          </table:table-cell>
          <table:table-cell table:style-name="ce2" table:formula="of:=[.A35]-[.$A$1]" office:value-type="float" office:value="45.189" calcext:value-type="float">
            <text:p>45,189</text:p>
          </table:table-cell>
          <table:table-cell table:style-name="ce4" office:value-type="float" office:value="96.475" calcext:value-type="float">
            <text:p>96,475</text:p>
          </table:table-cell>
          <table:table-cell/>
          <table:table-cell table:formula="of:=[.$H$45]+[.$H$46]*POWER([.B35];[.$G$46])+[.$H$47]*POWER([.B35];[.$G$47])+[.$H$48]*POWER([.B35];[.$G$48])+[.$H$49]*POWER([.B35];[.$G$49])+[.$H$50]*POWER([.B35];[.$G$50])+[.$H$51]*POWER([.B35];[.$G$51])+[.$H$52]*POWER([.B35];[.$G$52])+[.$H$53]*POWER([.B35];[.$G$53])+[.$H$54]*POWER([.B35];[.$G$54])+[.$H$55]*POWER([.B35];[.$G$55])" office:value-type="float" office:value="96.3228797468204" calcext:value-type="float">
            <text:p>96,3228797468</text:p>
          </table:table-cell>
          <table:table-cell table:number-columns-repeated="4"/>
        </table:table-row>
        <table:table-row table:style-name="ro1">
          <table:table-cell office:value-type="float" office:value="57.907" calcext:value-type="float">
            <text:p>57,907</text:p>
          </table:table-cell>
          <table:table-cell table:style-name="ce2" table:formula="of:=[.A36]-[.$A$1]" office:value-type="float" office:value="46.233" calcext:value-type="float">
            <text:p>46,233</text:p>
          </table:table-cell>
          <table:table-cell table:style-name="ce4" office:value-type="float" office:value="96.79" calcext:value-type="float">
            <text:p>96,79</text:p>
          </table:table-cell>
          <table:table-cell/>
          <table:table-cell table:formula="of:=[.$H$45]+[.$H$46]*POWER([.B36];[.$G$46])+[.$H$47]*POWER([.B36];[.$G$47])+[.$H$48]*POWER([.B36];[.$G$48])+[.$H$49]*POWER([.B36];[.$G$49])+[.$H$50]*POWER([.B36];[.$G$50])+[.$H$51]*POWER([.B36];[.$G$51])+[.$H$52]*POWER([.B36];[.$G$52])+[.$H$53]*POWER([.B36];[.$G$53])+[.$H$54]*POWER([.B36];[.$G$54])+[.$H$55]*POWER([.B36];[.$G$55])" office:value-type="float" office:value="96.5715198009311" calcext:value-type="float">
            <text:p>96,5715198009</text:p>
          </table:table-cell>
          <table:table-cell table:number-columns-repeated="4"/>
        </table:table-row>
        <table:table-row table:style-name="ro1">
          <table:table-cell office:value-type="float" office:value="59.21" calcext:value-type="float">
            <text:p>59,21</text:p>
          </table:table-cell>
          <table:table-cell table:style-name="ce2" table:formula="of:=[.A37]-[.$A$1]" office:value-type="float" office:value="47.536" calcext:value-type="float">
            <text:p>47,536</text:p>
          </table:table-cell>
          <table:table-cell table:style-name="ce4" office:value-type="float" office:value="97.035" calcext:value-type="float">
            <text:p>97,035</text:p>
          </table:table-cell>
          <table:table-cell/>
          <table:table-cell table:formula="of:=[.$H$45]+[.$H$46]*POWER([.B37];[.$G$46])+[.$H$47]*POWER([.B37];[.$G$47])+[.$H$48]*POWER([.B37];[.$G$48])+[.$H$49]*POWER([.B37];[.$G$49])+[.$H$50]*POWER([.B37];[.$G$50])+[.$H$51]*POWER([.B37];[.$G$51])+[.$H$52]*POWER([.B37];[.$G$52])+[.$H$53]*POWER([.B37];[.$G$53])+[.$H$54]*POWER([.B37];[.$G$54])+[.$H$55]*POWER([.B37];[.$G$55])" office:value-type="float" office:value="96.8873376877184" calcext:value-type="float">
            <text:p>96,8873376877</text:p>
          </table:table-cell>
          <table:table-cell table:number-columns-repeated="4"/>
        </table:table-row>
        <table:table-row table:style-name="ro1">
          <table:table-cell office:value-type="float" office:value="61.162" calcext:value-type="float">
            <text:p>61,162</text:p>
          </table:table-cell>
          <table:table-cell table:style-name="ce2" table:formula="of:=[.A38]-[.$A$1]" office:value-type="float" office:value="49.488" calcext:value-type="float">
            <text:p>49,488</text:p>
          </table:table-cell>
          <table:table-cell table:style-name="ce4" office:value-type="float" office:value="97.339" calcext:value-type="float">
            <text:p>97,339</text:p>
          </table:table-cell>
          <table:table-cell/>
          <table:table-cell table:formula="of:=[.$H$45]+[.$H$46]*POWER([.B38];[.$G$46])+[.$H$47]*POWER([.B38];[.$G$47])+[.$H$48]*POWER([.B38];[.$G$48])+[.$H$49]*POWER([.B38];[.$G$49])+[.$H$50]*POWER([.B38];[.$G$50])+[.$H$51]*POWER([.B38];[.$G$51])+[.$H$52]*POWER([.B38];[.$G$52])+[.$H$53]*POWER([.B38];[.$G$53])+[.$H$54]*POWER([.B38];[.$G$54])+[.$H$55]*POWER([.B38];[.$G$55])" office:value-type="float" office:value="97.3511033996479" calcext:value-type="float">
            <text:p>97,3511033996</text:p>
          </table:table-cell>
          <table:table-cell table:number-columns-repeated="4"/>
        </table:table-row>
        <table:table-row table:style-name="ro1">
          <table:table-cell office:value-type="float" office:value="62.076" calcext:value-type="float">
            <text:p>62,076</text:p>
          </table:table-cell>
          <table:table-cell table:style-name="ce2" table:formula="of:=[.A39]-[.$A$1]" office:value-type="float" office:value="50.402" calcext:value-type="float">
            <text:p>50,402</text:p>
          </table:table-cell>
          <table:table-cell table:style-name="ce4" office:value-type="float" office:value="97.619" calcext:value-type="float">
            <text:p>97,619</text:p>
          </table:table-cell>
          <table:table-cell/>
          <table:table-cell table:formula="of:=[.$H$45]+[.$H$46]*POWER([.B39];[.$G$46])+[.$H$47]*POWER([.B39];[.$G$47])+[.$H$48]*POWER([.B39];[.$G$48])+[.$H$49]*POWER([.B39];[.$G$49])+[.$H$50]*POWER([.B39];[.$G$50])+[.$H$51]*POWER([.B39];[.$G$51])+[.$H$52]*POWER([.B39];[.$G$52])+[.$H$53]*POWER([.B39];[.$G$53])+[.$H$54]*POWER([.B39];[.$G$54])+[.$H$55]*POWER([.B39];[.$G$55])" office:value-type="float" office:value="97.5565179587799" calcext:value-type="float">
            <text:p>97,5565179588</text:p>
          </table:table-cell>
          <table:table-cell/>
          <table:table-cell office:value-type="string" calcext:value-type="string">
            <text:p>IMAGES AT <text:a xlink:href="https://docs.google.com/spreadsheets/d/1O3hunrvbEJsxSyM4Wxl_5rCc9Cv8RjP6FHRvMopbxas/edit#gid=0" xlink:type="simple">https://docs.google.com/spreadsheets/d/1O3hunrvbEJsxSyM4Wxl_5rCc9Cv8RjP6FHRvMopbxas/edit#gid=0</text:a></text:p>
          </table:table-cell>
          <table:table-cell table:number-columns-repeated="2"/>
        </table:table-row>
        <table:table-row table:style-name="ro1">
          <table:table-cell office:value-type="float" office:value="64.157" calcext:value-type="float">
            <text:p>64,157</text:p>
          </table:table-cell>
          <table:table-cell table:style-name="ce2" table:formula="of:=[.A40]-[.$A$1]" office:value-type="float" office:value="52.483" calcext:value-type="float">
            <text:p>52,483</text:p>
          </table:table-cell>
          <table:table-cell table:style-name="ce4" office:value-type="float" office:value="97.899" calcext:value-type="float">
            <text:p>97,899</text:p>
          </table:table-cell>
          <table:table-cell/>
          <table:table-cell table:formula="of:=[.$H$45]+[.$H$46]*POWER([.B40];[.$G$46])+[.$H$47]*POWER([.B40];[.$G$47])+[.$H$48]*POWER([.B40];[.$G$48])+[.$H$49]*POWER([.B40];[.$G$49])+[.$H$50]*POWER([.B40];[.$G$50])+[.$H$51]*POWER([.B40];[.$G$51])+[.$H$52]*POWER([.B40];[.$G$52])+[.$H$53]*POWER([.B40];[.$G$53])+[.$H$54]*POWER([.B40];[.$G$54])+[.$H$55]*POWER([.B40];[.$G$55])" office:value-type="float" office:value="97.9772611803845" calcext:value-type="float">
            <text:p>97,9772611804</text:p>
          </table:table-cell>
          <table:table-cell table:number-columns-repeated="4"/>
        </table:table-row>
        <table:table-row table:style-name="ro1">
          <table:table-cell office:value-type="float" office:value="66.368" calcext:value-type="float">
            <text:p>66,368</text:p>
          </table:table-cell>
          <table:table-cell table:style-name="ce2" table:formula="of:=[.A41]-[.$A$1]" office:value-type="float" office:value="54.694" calcext:value-type="float">
            <text:p>54,694</text:p>
          </table:table-cell>
          <table:table-cell table:style-name="ce4" office:value-type="float" office:value="98.202" calcext:value-type="float">
            <text:p>98,202</text:p>
          </table:table-cell>
          <table:table-cell/>
          <table:table-cell table:formula="of:=[.$H$45]+[.$H$46]*POWER([.B41];[.$G$46])+[.$H$47]*POWER([.B41];[.$G$47])+[.$H$48]*POWER([.B41];[.$G$48])+[.$H$49]*POWER([.B41];[.$G$49])+[.$H$50]*POWER([.B41];[.$G$50])+[.$H$51]*POWER([.B41];[.$G$51])+[.$H$52]*POWER([.B41];[.$G$52])+[.$H$53]*POWER([.B41];[.$G$53])+[.$H$54]*POWER([.B41];[.$G$54])+[.$H$55]*POWER([.B41];[.$G$55])" office:value-type="float" office:value="98.3316695298083" calcext:value-type="float">
            <text:p>98,3316695298</text:p>
          </table:table-cell>
          <table:table-cell table:number-columns-repeated="4"/>
        </table:table-row>
        <table:table-row table:style-name="ro1">
          <table:table-cell office:value-type="float" office:value="69.098" calcext:value-type="float">
            <text:p>69,098</text:p>
          </table:table-cell>
          <table:table-cell table:style-name="ce2" table:formula="of:=[.A42]-[.$A$1]" office:value-type="float" office:value="57.424" calcext:value-type="float">
            <text:p>57,424</text:p>
          </table:table-cell>
          <table:table-cell table:style-name="ce4" office:value-type="float" office:value="98.494" calcext:value-type="float">
            <text:p>98,494</text:p>
          </table:table-cell>
          <table:table-cell/>
          <table:table-cell table:formula="of:=[.$H$45]+[.$H$46]*POWER([.B42];[.$G$46])+[.$H$47]*POWER([.B42];[.$G$47])+[.$H$48]*POWER([.B42];[.$G$48])+[.$H$49]*POWER([.B42];[.$G$49])+[.$H$50]*POWER([.B42];[.$G$50])+[.$H$51]*POWER([.B42];[.$G$51])+[.$H$52]*POWER([.B42];[.$G$52])+[.$H$53]*POWER([.B42];[.$G$53])+[.$H$54]*POWER([.B42];[.$G$54])+[.$H$55]*POWER([.B42];[.$G$55])" office:value-type="float" office:value="98.622948917108" calcext:value-type="float">
            <text:p>98,6229489171</text:p>
          </table:table-cell>
          <table:table-cell table:number-columns-repeated="4"/>
        </table:table-row>
        <table:table-row table:style-name="ro1">
          <table:table-cell office:value-type="float" office:value="71.438" calcext:value-type="float">
            <text:p>71,438</text:p>
          </table:table-cell>
          <table:table-cell table:style-name="ce2" table:formula="of:=[.A43]-[.$A$1]" office:value-type="float" office:value="59.764" calcext:value-type="float">
            <text:p>59,764</text:p>
          </table:table-cell>
          <table:table-cell table:style-name="ce4" office:value-type="float" office:value="98.739" calcext:value-type="float">
            <text:p>98,739</text:p>
          </table:table-cell>
          <table:table-cell/>
          <table:table-cell table:formula="of:=[.$H$45]+[.$H$46]*POWER([.B43];[.$G$46])+[.$H$47]*POWER([.B43];[.$G$47])+[.$H$48]*POWER([.B43];[.$G$48])+[.$H$49]*POWER([.B43];[.$G$49])+[.$H$50]*POWER([.B43];[.$G$50])+[.$H$51]*POWER([.B43];[.$G$51])+[.$H$52]*POWER([.B43];[.$G$52])+[.$H$53]*POWER([.B43];[.$G$53])+[.$H$54]*POWER([.B43];[.$G$54])+[.$H$55]*POWER([.B43];[.$G$55])" office:value-type="float" office:value="98.7607585960504" calcext:value-type="float">
            <text:p>98,7607585961</text:p>
          </table:table-cell>
          <table:table-cell table:number-columns-repeated="4"/>
        </table:table-row>
        <table:table-row table:style-name="ro1">
          <table:table-cell office:value-type="float" office:value="75.075" calcext:value-type="float">
            <text:p>75,075</text:p>
          </table:table-cell>
          <table:table-cell table:style-name="ce2" table:formula="of:=[.A44]-[.$A$1]" office:value-type="float" office:value="63.401" calcext:value-type="float">
            <text:p>63,401</text:p>
          </table:table-cell>
          <table:table-cell table:style-name="ce4" office:value-type="float" office:value="98.984" calcext:value-type="float">
            <text:p>98,984</text:p>
          </table:table-cell>
          <table:table-cell/>
          <table:table-cell table:formula="of:=[.$H$45]+[.$H$46]*POWER([.B44];[.$G$46])+[.$H$47]*POWER([.B44];[.$G$47])+[.$H$48]*POWER([.B44];[.$G$48])+[.$H$49]*POWER([.B44];[.$G$49])+[.$H$50]*POWER([.B44];[.$G$50])+[.$H$51]*POWER([.B44];[.$G$51])+[.$H$52]*POWER([.B44];[.$G$52])+[.$H$53]*POWER([.B44];[.$G$53])+[.$H$54]*POWER([.B44];[.$G$54])+[.$H$55]*POWER([.B44];[.$G$55])" office:value-type="float" office:value="98.8715046373527" calcext:value-type="float">
            <text:p>98,8715046374</text:p>
          </table:table-cell>
          <table:table-cell/>
          <table:table-cell table:style-name="ce5" office:value-type="string" calcext:value-type="string">
            <text:p>potência</text:p>
          </table:table-cell>
          <table:table-cell table:style-name="ce5" office:value-type="string" calcext:value-type="string">
            <text:p>coeficiente</text:p>
          </table:table-cell>
          <table:table-cell/>
        </table:table-row>
        <table:table-row table:style-name="ro1">
          <table:table-cell office:value-type="float" office:value="78.711" calcext:value-type="float">
            <text:p>78,711</text:p>
          </table:table-cell>
          <table:table-cell table:style-name="ce2" table:formula="of:=[.A45]-[.$A$1]" office:value-type="float" office:value="67.037" calcext:value-type="float">
            <text:p>67,037</text:p>
          </table:table-cell>
          <table:table-cell table:style-name="ce4" office:value-type="float" office:value="99.16" calcext:value-type="float">
            <text:p>99,16</text:p>
          </table:table-cell>
          <table:table-cell/>
          <table:table-cell table:formula="of:=[.$H$45]+[.$H$46]*POWER([.B45];[.$G$46])+[.$H$47]*POWER([.B45];[.$G$47])+[.$H$48]*POWER([.B45];[.$G$48])+[.$H$49]*POWER([.B45];[.$G$49])+[.$H$50]*POWER([.B45];[.$G$50])+[.$H$51]*POWER([.B45];[.$G$51])+[.$H$52]*POWER([.B45];[.$G$52])+[.$H$53]*POWER([.B45];[.$G$53])+[.$H$54]*POWER([.B45];[.$G$54])+[.$H$55]*POWER([.B45];[.$G$55])" office:value-type="float" office:value="99.0263120318905" calcext:value-type="float">
            <text:p>99,0263120319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6" office:value-type="float" office:value="99.97734" calcext:value-type="float">
            <text:p>9,997734E+01</text:p>
          </table:table-cell>
          <table:table-cell table:style-name="ce7" office:value-type="string" calcext:value-type="string">
            <text:p>99.97734</text:p>
          </table:table-cell>
        </table:table-row>
        <table:table-row table:style-name="ro1">
          <table:table-cell office:value-type="float" office:value="81.44" calcext:value-type="float">
            <text:p>81,44</text:p>
          </table:table-cell>
          <table:table-cell table:style-name="ce2" table:formula="of:=[.A46]-[.$A$1]" office:value-type="float" office:value="69.766" calcext:value-type="float">
            <text:p>69,766</text:p>
          </table:table-cell>
          <table:table-cell table:style-name="ce4" office:value-type="float" office:value="99.416" calcext:value-type="float">
            <text:p>99,416</text:p>
          </table:table-cell>
          <table:table-cell/>
          <table:table-cell table:formula="of:=[.$H$45]+[.$H$46]*POWER([.B46];[.$G$46])+[.$H$47]*POWER([.B46];[.$G$47])+[.$H$48]*POWER([.B46];[.$G$48])+[.$H$49]*POWER([.B46];[.$G$49])+[.$H$50]*POWER([.B46];[.$G$50])+[.$H$51]*POWER([.B46];[.$G$51])+[.$H$52]*POWER([.B46];[.$G$52])+[.$H$53]*POWER([.B46];[.$G$53])+[.$H$54]*POWER([.B46];[.$G$54])+[.$H$55]*POWER([.B46];[.$G$55])" office:value-type="float" office:value="99.2416476684884" calcext:value-type="float">
            <text:p>99,241647668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-0.5627058" calcext:value-type="float">
            <text:p>-5,627058E-01</text:p>
          </table:table-cell>
          <table:table-cell table:style-name="ce7" office:value-type="string" calcext:value-type="string">
            <text:p>-0.5627058</text:p>
          </table:table-cell>
        </table:table-row>
        <table:table-row table:style-name="ro1">
          <table:table-cell office:value-type="float" office:value="84.815" calcext:value-type="float">
            <text:p>84,815</text:p>
          </table:table-cell>
          <table:table-cell table:style-name="ce2" table:formula="of:=[.A47]-[.$A$1]" office:value-type="float" office:value="73.141" calcext:value-type="float">
            <text:p>73,141</text:p>
          </table:table-cell>
          <table:table-cell table:style-name="ce4" office:value-type="float" office:value="99.521" calcext:value-type="float">
            <text:p>99,521</text:p>
          </table:table-cell>
          <table:table-cell/>
          <table:table-cell table:formula="of:=[.$H$45]+[.$H$46]*POWER([.B47];[.$G$46])+[.$H$47]*POWER([.B47];[.$G$47])+[.$H$48]*POWER([.B47];[.$G$48])+[.$H$49]*POWER([.B47];[.$G$49])+[.$H$50]*POWER([.B47];[.$G$50])+[.$H$51]*POWER([.B47];[.$G$51])+[.$H$52]*POWER([.B47];[.$G$52])+[.$H$53]*POWER([.B47];[.$G$53])+[.$H$54]*POWER([.B47];[.$G$54])+[.$H$55]*POWER([.B47];[.$G$55])" office:value-type="float" office:value="99.5630689532045" calcext:value-type="float">
            <text:p>99,563068953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0.06454108" calcext:value-type="float">
            <text:p>6,454108E-02</text:p>
          </table:table-cell>
          <table:table-cell table:style-name="ce7" office:value-type="string" calcext:value-type="string">
            <text:p>0.06454108</text:p>
          </table:table-cell>
        </table:table-row>
        <table:table-row table:style-name="ro1">
          <table:table-cell office:value-type="float" office:value="87.932" calcext:value-type="float">
            <text:p>87,932</text:p>
          </table:table-cell>
          <table:table-cell table:style-name="ce2" table:formula="of:=[.A48]-[.$A$1]" office:value-type="float" office:value="76.258" calcext:value-type="float">
            <text:p>76,258</text:p>
          </table:table-cell>
          <table:table-cell table:style-name="ce4" office:value-type="float" office:value="99.72" calcext:value-type="float">
            <text:p>99,72</text:p>
          </table:table-cell>
          <table:table-cell/>
          <table:table-cell table:formula="of:=[.$H$45]+[.$H$46]*POWER([.B48];[.$G$46])+[.$H$47]*POWER([.B48];[.$G$47])+[.$H$48]*POWER([.B48];[.$G$48])+[.$H$49]*POWER([.B48];[.$G$49])+[.$H$50]*POWER([.B48];[.$G$50])+[.$H$51]*POWER([.B48];[.$G$51])+[.$H$52]*POWER([.B48];[.$G$52])+[.$H$53]*POWER([.B48];[.$G$53])+[.$H$54]*POWER([.B48];[.$G$54])+[.$H$55]*POWER([.B48];[.$G$55])" office:value-type="float" office:value="99.7210034985874" calcext:value-type="float">
            <text:p>99,7210034986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float" office:value="-0.007905534" calcext:value-type="float">
            <text:p>-7,905534E-03</text:p>
          </table:table-cell>
          <table:table-cell table:style-name="ce7" office:value-type="string" calcext:value-type="string">
            <text:p>-0.007905534</text:p>
          </table:table-cell>
        </table:table-row>
        <table:table-row table:style-name="ro1">
          <table:table-cell office:value-type="float" office:value="91.437" calcext:value-type="float">
            <text:p>91,437</text:p>
          </table:table-cell>
          <table:table-cell table:style-name="ce2" table:formula="of:=[.A49]-[.$A$1]" office:value-type="float" office:value="79.763" calcext:value-type="float">
            <text:p>79,763</text:p>
          </table:table-cell>
          <table:table-cell table:style-name="ce4" office:value-type="float" office:value="99.872" calcext:value-type="float">
            <text:p>99,872</text:p>
          </table:table-cell>
          <table:table-cell/>
          <table:table-cell table:formula="of:=[.$H$45]+[.$H$46]*POWER([.B49];[.$G$46])+[.$H$47]*POWER([.B49];[.$G$47])+[.$H$48]*POWER([.B49];[.$G$48])+[.$H$49]*POWER([.B49];[.$G$49])+[.$H$50]*POWER([.B49];[.$G$50])+[.$H$51]*POWER([.B49];[.$G$51])+[.$H$52]*POWER([.B49];[.$G$52])+[.$H$53]*POWER([.B49];[.$G$53])+[.$H$54]*POWER([.B49];[.$G$54])+[.$H$55]*POWER([.B49];[.$G$55])" office:value-type="float" office:value="99.5784804211726" calcext:value-type="float">
            <text:p>99,5784804212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float" office:value="0.0006935052" calcext:value-type="float">
            <text:p>6,935052E-04</text:p>
          </table:table-cell>
          <table:table-cell table:style-name="ce7" office:value-type="string" calcext:value-type="string">
            <text:p>0.0006935052</text:p>
          </table:table-cell>
        </table:table-row>
        <table:table-row table:style-name="ro1">
          <table:table-cell office:value-type="float" office:value="94.551" calcext:value-type="float">
            <text:p>94,551</text:p>
          </table:table-cell>
          <table:table-cell table:style-name="ce2" table:formula="of:=[.A50]-[.$A$1]" office:value-type="float" office:value="82.877" calcext:value-type="float">
            <text:p>82,877</text:p>
          </table:table-cell>
          <table:table-cell table:style-name="ce4" office:value-type="float" office:value="99.907" calcext:value-type="float">
            <text:p>99,907</text:p>
          </table:table-cell>
          <table:table-cell/>
          <table:table-cell table:formula="of:=[.$H$45]+[.$H$46]*POWER([.B50];[.$G$46])+[.$H$47]*POWER([.B50];[.$G$47])+[.$H$48]*POWER([.B50];[.$G$48])+[.$H$49]*POWER([.B50];[.$G$49])+[.$H$50]*POWER([.B50];[.$G$50])+[.$H$51]*POWER([.B50];[.$G$51])+[.$H$52]*POWER([.B50];[.$G$52])+[.$H$53]*POWER([.B50];[.$G$53])+[.$H$54]*POWER([.B50];[.$G$54])+[.$H$55]*POWER([.B50];[.$G$55])" office:value-type="float" office:value="99.7321953509527" calcext:value-type="float">
            <text:p>99,73219535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6" office:value-type="float" office:value="-0.00003706304" calcext:value-type="float">
            <text:p>-3,706304E-05</text:p>
          </table:table-cell>
          <table:table-cell table:style-name="ce7" office:value-type="string" calcext:value-type="string">
            <text:p>-0.00003706304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6" office:value-type="float" office:value="0.00000118456" calcext:value-type="float">
            <text:p>1,184560E-06</text:p>
          </table:table-cell>
          <table:table-cell table:style-name="ce7" office:value-type="string" calcext:value-type="string">
            <text:p>0.0000011845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6" office:value-type="float" office:value="-0.00000002270449" calcext:value-type="float">
            <text:p>-2,270449E-08</text:p>
          </table:table-cell>
          <table:table-cell table:style-name="ce7" office:value-type="string" calcext:value-type="string">
            <text:p>-0.0000000227044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6" office:value-type="float" office:value="0.0000000002556086" calcext:value-type="float">
            <text:p>2,556086E-10</text:p>
          </table:table-cell>
          <table:table-cell table:style-name="ce7" office:value-type="string" calcext:value-type="string">
            <text:p>0.000000000255608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6" office:value-type="float" office:value="-0.000000000001557908" calcext:value-type="float">
            <text:p>-1,557908E-12</text:p>
          </table:table-cell>
          <table:table-cell table:style-name="ce7" office:value-type="string" calcext:value-type="string">
            <text:p>-0.00000000000155790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6" office:value-type="float" office:value="3.967671E-015" calcext:value-type="float">
            <text:p>3,967671E-15</text:p>
          </table:table-cell>
          <table:table-cell table:style-name="ce7" office:value-type="string" calcext:value-type="string">
            <text:p>0.000000000000003967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2" loext:min-decimal-places="2" number:min-integer-digits="1"/>
    </number:number-style>
    <number:number-style style:name="N123">
      <style:text-properties fo:color="#ff0000"/>
      <number:text>-</number:text>
      <number:number number:decimal-places="2" loext:min-decimal-places="2" number:min-integer-digits="1"/>
      <style:map style:condition="value()&gt;=0" style:apply-style-name="N123P0"/>
    </number:number-style>
    <number:number-style style:name="N124P0" style:volatile="true">
      <number:number number:decimal-places="3" loext:min-decimal-places="3" number:min-integer-digits="1"/>
    </number:number-style>
    <number:number-style style:name="N124">
      <style:text-properties fo:color="#ff0000"/>
      <number:text>-</number:text>
      <number:number number:decimal-places="3" loext:min-decimal-places="3" number:min-integer-digits="1"/>
      <style:map style:condition="value()&gt;=0" style:apply-style-name="N124P0"/>
    </number:number-style>
    <number:number-style style:name="N126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6">
      <style:text-properties fo:color="#ff0000"/>
      <number:text>-</number:text>
      <number:scientific-number number:decimal-places="2" loext:min-decimal-places="2" number:min-integer-digits="1" number:min-exponent-digits="2" loext:exponent-interval="1" loext:forced-exponent-sign="true"/>
      <style:map style:condition="value()&gt;=0" style:apply-style-name="N126P0"/>
    </number:number-style>
    <number:number-style style:name="N127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7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27P0"/>
    </number:number-style>
    <number:number-style style:name="N128P0" style:volatile="true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style:text-properties fo:color="#ff0000"/>
      <number:text>-</number:text>
      <number:scientific-number number:decimal-places="6" loext:min-decimal-places="6" number:min-integer-digits="1" number:min-exponent-digits="2" loext:exponent-interval="1" loext:forced-exponent-sign="true"/>
      <style:map style:condition="value()&gt;=0" style:apply-style-name="N128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2T11:19:20.834981559</dc:date>
    <meta:editing-duration>PT9M37S</meta:editing-duration>
    <meta:editing-cycles>2</meta:editing-cycles>
    <meta:generator>LibreOffice/5.1.6.2$Linux_X86_64 LibreOffice_project/10m0$Build-2</meta:generator>
    <meta:document-statistic meta:table-count="1" meta:cell-count="2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number:number-style style:name="N128P0" style:volatile="true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style:text-properties fo:color="#ff0000"/>
      <number:text>-</number:text>
      <number:scientific-number number:decimal-places="6" loext:min-decimal-places="6" number:min-integer-digits="1" number:min-exponent-digits="2" loext:exponent-interval="1" loext:forced-exponent-sign="true"/>
      <style:map style:condition="value()&gt;=0" style:apply-style-name="N128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10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28">
      <style:text-properties fo:font-size="14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167cm" svg:height="14.291cm" xlink:href=".." xlink:type="simple" chart:class="chart:scatter" chart:style-name="ch1">
        <chart:plot-area chart:style-name="ch2" table:cell-range-address="tpxt.B1:tpxt.C50 tpxt.E1:tpxt.E50" svg:x="5.329cm" svg:y="0.959cm" svg:width="28.593cm" svg:height="9.877cm">
          <chartooo:coordinate-region svg:x="6.136cm" svg:y="1.158cm" svg:width="27.268cm" svg:height="9.03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pxt.C1:tpxt.C50" chart:class="chart:scatter">
            <chart:domain table:cell-range-address="tpxt.B1:tpxt.B50"/>
            <chart:regression-curve chart:style-name="ch7">
              <chart:equation chart:display-equation="true" chart:display-r-square="true" svg:x="0.798cm" svg:y="12.177cm" chart:style-name="ch8"/>
            </chart:regression-curve>
            <chart:data-point chart:repeated="43"/>
            <chart:data-point chart:style-name="ch9" chart:repeated="2"/>
            <chart:data-point chart:repeated="5"/>
          </chart:series>
          <chart:series chart:style-name="ch10" chart:values-cell-range-address="tpxt.E1:tpxt.E50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pxt.B1:tpxt.B50</svg:desc>
                </draw:g>
              </table:table-cell>
              <table:table-cell office:value-type="float" office:value="100.023">
                <text:p>100.023</text:p>
                <draw:g>
                  <svg:desc>tpxt.C1:tpxt.C50</svg:desc>
                </draw:g>
              </table:table-cell>
              <table:table-cell office:value-type="float" office:value="99.97734">
                <text:p>99.97734</text:p>
                <draw:g>
                  <svg:desc>tpxt.E1:tpxt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5000000000001">
                <text:p>0.255000000000001</text:p>
              </table:table-cell>
              <table:table-cell office:value-type="float" office:value="99.813">
                <text:p>99.813</text:p>
              </table:table-cell>
              <table:table-cell office:value-type="float" office:value="99.8379186127795">
                <text:p>99.8379186127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9000000000001">
                <text:p>0.639000000000001</text:p>
              </table:table-cell>
              <table:table-cell office:value-type="float" office:value="99.615">
                <text:p>99.615</text:p>
              </table:table-cell>
              <table:table-cell office:value-type="float" office:value="99.642173539388">
                <text:p>99.642173539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4">
                <text:p>1.154</text:p>
              </table:table-cell>
              <table:table-cell office:value-type="float" office:value="99.416">
                <text:p>99.416</text:p>
              </table:table-cell>
              <table:table-cell office:value-type="float" office:value="99.4029354619181">
                <text:p>99.4029354619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8">
                <text:p>1.668</text:p>
              </table:table-cell>
              <table:table-cell office:value-type="float" office:value="99.206">
                <text:p>99.206</text:p>
              </table:table-cell>
              <table:table-cell office:value-type="float" office:value="99.1865412954349">
                <text:p>99.1865412954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3">
                <text:p>2.053</text:p>
              </table:table-cell>
              <table:table-cell office:value-type="float" office:value="99.008">
                <text:p>99.008</text:p>
              </table:table-cell>
              <table:table-cell office:value-type="float" office:value="99.03678012767">
                <text:p>99.03678012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6">
                <text:p>2.826</text:p>
              </table:table-cell>
              <table:table-cell office:value-type="float" office:value="98.763">
                <text:p>98.763</text:p>
              </table:table-cell>
              <table:table-cell office:value-type="float" office:value="98.7622780919616">
                <text:p>98.7622780919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7">
                <text:p>3.47</text:p>
              </table:table-cell>
              <table:table-cell office:value-type="float" office:value="98.541">
                <text:p>98.541</text:p>
              </table:table-cell>
              <table:table-cell office:value-type="float" office:value="98.555411332222">
                <text:p>98.55541133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72">
                <text:p>4.372</text:p>
              </table:table-cell>
              <table:table-cell office:value-type="float" office:value="98.296">
                <text:p>98.296</text:p>
              </table:table-cell>
              <table:table-cell office:value-type="float" office:value="98.2919914944251">
                <text:p>98.291991494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46">
                <text:p>5.146</text:p>
              </table:table-cell>
              <table:table-cell office:value-type="float" office:value="98.074">
                <text:p>98.074</text:p>
              </table:table-cell>
              <table:table-cell office:value-type="float" office:value="98.086007458289">
                <text:p>98.086007458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78">
                <text:p>6.178</text:p>
              </table:table-cell>
              <table:table-cell office:value-type="float" office:value="97.84">
                <text:p>97.84</text:p>
              </table:table-cell>
              <table:table-cell office:value-type="float" office:value="97.8355031922066">
                <text:p>97.8355031922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82">
                <text:p>7.082</text:p>
              </table:table-cell>
              <table:table-cell office:value-type="float" office:value="97.63">
                <text:p>97.63</text:p>
              </table:table-cell>
              <table:table-cell office:value-type="float" office:value="97.6362380453269">
                <text:p>97.6362380453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856">
                <text:p>7.856</text:p>
              </table:table-cell>
              <table:table-cell office:value-type="float" office:value="97.455">
                <text:p>97.455</text:p>
              </table:table-cell>
              <table:table-cell office:value-type="float" office:value="97.4795701578806">
                <text:p>97.4795701578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79">
                <text:p>9.279</text:p>
              </table:table-cell>
              <table:table-cell office:value-type="float" office:value="97.28">
                <text:p>97.28</text:p>
              </table:table-cell>
              <table:table-cell office:value-type="float" office:value="97.2235820370094">
                <text:p>97.2235820370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183">
                <text:p>10.183</text:p>
              </table:table-cell>
              <table:table-cell office:value-type="float" office:value="97.093">
                <text:p>97.093</text:p>
              </table:table-cell>
              <table:table-cell office:value-type="float" office:value="97.0817010205608">
                <text:p>97.0817010205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994">
                <text:p>11.994</text:p>
              </table:table-cell>
              <table:table-cell office:value-type="float" office:value="96.895">
                <text:p>96.895</text:p>
              </table:table-cell>
              <table:table-cell office:value-type="float" office:value="96.8424254927859">
                <text:p>96.8424254927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288">
                <text:p>13.288</text:p>
              </table:table-cell>
              <table:table-cell office:value-type="float" office:value="96.72">
                <text:p>96.72</text:p>
              </table:table-cell>
              <table:table-cell office:value-type="float" office:value="96.7038066450004">
                <text:p>96.703806645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71">
                <text:p>14.71</text:p>
              </table:table-cell>
              <table:table-cell office:value-type="float" office:value="96.545">
                <text:p>96.545</text:p>
              </table:table-cell>
              <table:table-cell office:value-type="float" office:value="96.5759696296925">
                <text:p>96.5759696296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171">
                <text:p>17.171</text:p>
              </table:table-cell>
              <table:table-cell office:value-type="float" office:value="96.358">
                <text:p>96.358</text:p>
              </table:table-cell>
              <table:table-cell office:value-type="float" office:value="96.3920696641706">
                <text:p>96.3920696641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01">
                <text:p>19.501</text:p>
              </table:table-cell>
              <table:table-cell office:value-type="float" office:value="96.16">
                <text:p>96.16</text:p>
              </table:table-cell>
              <table:table-cell office:value-type="float" office:value="96.2281166190075">
                <text:p>96.2281166190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831">
                <text:p>21.831</text:p>
              </table:table-cell>
              <table:table-cell office:value-type="float" office:value="95.961">
                <text:p>95.961</text:p>
              </table:table-cell>
              <table:table-cell office:value-type="float" office:value="96.0441446668442">
                <text:p>96.0441446668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422">
                <text:p>24.422</text:p>
              </table:table-cell>
              <table:table-cell office:value-type="float" office:value="95.786">
                <text:p>95.786</text:p>
              </table:table-cell>
              <table:table-cell office:value-type="float" office:value="95.8003684183735">
                <text:p>95.80036841837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.012">
                <text:p>27.012</text:p>
              </table:table-cell>
              <table:table-cell office:value-type="float" office:value="95.611">
                <text:p>95.611</text:p>
              </table:table-cell>
              <table:table-cell office:value-type="float" office:value="95.5259719120268">
                <text:p>95.5259719120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602">
                <text:p>29.602</text:p>
              </table:table-cell>
              <table:table-cell office:value-type="float" office:value="95.412">
                <text:p>95.412</text:p>
              </table:table-cell>
              <table:table-cell office:value-type="float" office:value="95.2585552128392">
                <text:p>95.2585552128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544">
                <text:p>31.544</text:p>
              </table:table-cell>
              <table:table-cell office:value-type="float" office:value="95.249">
                <text:p>95.249</text:p>
              </table:table-cell>
              <table:table-cell office:value-type="float" office:value="95.0955235684081">
                <text:p>95.0955235684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615">
                <text:p>33.615</text:p>
              </table:table-cell>
              <table:table-cell office:value-type="float" office:value="95.086">
                <text:p>95.086</text:p>
              </table:table-cell>
              <table:table-cell office:value-type="float" office:value="94.9881715554924">
                <text:p>94.9881715554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334">
                <text:p>36.334</text:p>
              </table:table-cell>
              <table:table-cell office:value-type="float" office:value="94.84">
                <text:p>94.84</text:p>
              </table:table-cell>
              <table:table-cell office:value-type="float" office:value="94.9939094411535">
                <text:p>94.9939094411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019">
                <text:p>38.019</text:p>
              </table:table-cell>
              <table:table-cell office:value-type="float" office:value="94.805">
                <text:p>94.805</text:p>
              </table:table-cell>
              <table:table-cell office:value-type="float" office:value="95.0962375843991">
                <text:p>95.0962375843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97">
                <text:p>39.97</text:p>
              </table:table-cell>
              <table:table-cell office:value-type="float" office:value="95.074">
                <text:p>95.074</text:p>
              </table:table-cell>
              <table:table-cell office:value-type="float" office:value="95.3129943848612">
                <text:p>95.3129943848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494">
                <text:p>40.494</text:p>
              </table:table-cell>
              <table:table-cell office:value-type="float" office:value="95.272">
                <text:p>95.272</text:p>
              </table:table-cell>
              <table:table-cell office:value-type="float" office:value="95.3884935547281">
                <text:p>95.3884935547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.407">
                <text:p>41.407</text:p>
              </table:table-cell>
              <table:table-cell office:value-type="float" office:value="95.506">
                <text:p>95.506</text:p>
              </table:table-cell>
              <table:table-cell office:value-type="float" office:value="95.5362572303426">
                <text:p>95.5362572303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06">
                <text:p>42.06</text:p>
              </table:table-cell>
              <table:table-cell office:value-type="float" office:value="95.716">
                <text:p>95.716</text:p>
              </table:table-cell>
              <table:table-cell office:value-type="float" office:value="95.6537154155413">
                <text:p>95.6537154155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232">
                <text:p>43.232</text:p>
              </table:table-cell>
              <table:table-cell office:value-type="float" office:value="95.949">
                <text:p>95.949</text:p>
              </table:table-cell>
              <table:table-cell office:value-type="float" office:value="95.8862671859412">
                <text:p>95.88626718594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275">
                <text:p>44.275</text:p>
              </table:table-cell>
              <table:table-cell office:value-type="float" office:value="96.206">
                <text:p>96.206</text:p>
              </table:table-cell>
              <table:table-cell office:value-type="float" office:value="96.1128351709224">
                <text:p>96.1128351709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189">
                <text:p>45.189</text:p>
              </table:table-cell>
              <table:table-cell office:value-type="float" office:value="96.475">
                <text:p>96.475</text:p>
              </table:table-cell>
              <table:table-cell office:value-type="float" office:value="96.3228797468204">
                <text:p>96.3228797468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233">
                <text:p>46.233</text:p>
              </table:table-cell>
              <table:table-cell office:value-type="float" office:value="96.79">
                <text:p>96.79</text:p>
              </table:table-cell>
              <table:table-cell office:value-type="float" office:value="96.5715198009311">
                <text:p>96.5715198009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536">
                <text:p>47.536</text:p>
              </table:table-cell>
              <table:table-cell office:value-type="float" office:value="97.035">
                <text:p>97.035</text:p>
              </table:table-cell>
              <table:table-cell office:value-type="float" office:value="96.8873376877184">
                <text:p>96.8873376877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488">
                <text:p>49.488</text:p>
              </table:table-cell>
              <table:table-cell office:value-type="float" office:value="97.339">
                <text:p>97.339</text:p>
              </table:table-cell>
              <table:table-cell office:value-type="float" office:value="97.3511033996479">
                <text:p>97.3511033996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402">
                <text:p>50.402</text:p>
              </table:table-cell>
              <table:table-cell office:value-type="float" office:value="97.619">
                <text:p>97.619</text:p>
              </table:table-cell>
              <table:table-cell office:value-type="float" office:value="97.5565179587799">
                <text:p>97.5565179587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483">
                <text:p>52.483</text:p>
              </table:table-cell>
              <table:table-cell office:value-type="float" office:value="97.899">
                <text:p>97.899</text:p>
              </table:table-cell>
              <table:table-cell office:value-type="float" office:value="97.9772611803845">
                <text:p>97.9772611803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694">
                <text:p>54.694</text:p>
              </table:table-cell>
              <table:table-cell office:value-type="float" office:value="98.202">
                <text:p>98.202</text:p>
              </table:table-cell>
              <table:table-cell office:value-type="float" office:value="98.3316695298083">
                <text:p>98.3316695298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424">
                <text:p>57.424</text:p>
              </table:table-cell>
              <table:table-cell office:value-type="float" office:value="98.494">
                <text:p>98.494</text:p>
              </table:table-cell>
              <table:table-cell office:value-type="float" office:value="98.622948917108">
                <text:p>98.622948917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.764">
                <text:p>59.764</text:p>
              </table:table-cell>
              <table:table-cell office:value-type="float" office:value="98.739">
                <text:p>98.739</text:p>
              </table:table-cell>
              <table:table-cell office:value-type="float" office:value="98.7607585960504">
                <text:p>98.76075859605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.401">
                <text:p>63.401</text:p>
              </table:table-cell>
              <table:table-cell office:value-type="float" office:value="98.984">
                <text:p>98.984</text:p>
              </table:table-cell>
              <table:table-cell office:value-type="float" office:value="98.8715046373527">
                <text:p>98.8715046373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.037">
                <text:p>67.037</text:p>
              </table:table-cell>
              <table:table-cell office:value-type="float" office:value="99.16">
                <text:p>99.16</text:p>
              </table:table-cell>
              <table:table-cell office:value-type="float" office:value="99.0263120318905">
                <text:p>99.0263120318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766">
                <text:p>69.766</text:p>
              </table:table-cell>
              <table:table-cell office:value-type="float" office:value="99.416">
                <text:p>99.416</text:p>
              </table:table-cell>
              <table:table-cell office:value-type="float" office:value="99.2416476684884">
                <text:p>99.2416476684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141">
                <text:p>73.141</text:p>
              </table:table-cell>
              <table:table-cell office:value-type="float" office:value="99.521">
                <text:p>99.521</text:p>
              </table:table-cell>
              <table:table-cell office:value-type="float" office:value="99.5630689532045">
                <text:p>99.5630689532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.258">
                <text:p>76.258</text:p>
              </table:table-cell>
              <table:table-cell office:value-type="float" office:value="99.72">
                <text:p>99.72</text:p>
              </table:table-cell>
              <table:table-cell office:value-type="float" office:value="99.7210034985874">
                <text:p>99.7210034985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.763">
                <text:p>79.763</text:p>
              </table:table-cell>
              <table:table-cell office:value-type="float" office:value="99.872">
                <text:p>99.872</text:p>
              </table:table-cell>
              <table:table-cell office:value-type="float" office:value="99.5784804211726">
                <text:p>99.5784804211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.877">
                <text:p>82.877</text:p>
              </table:table-cell>
              <table:table-cell office:value-type="float" office:value="99.907">
                <text:p>99.907</text:p>
              </table:table-cell>
              <table:table-cell office:value-type="float" office:value="99.7321953509527">
                <text:p>99.7321953509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